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dobe Caslon Pro" svg:font-family="'Adobe Caslon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dobe Caslon Pro" fo:font-size="12pt" fo:language="en" fo:country="US" officeooo:paragraph-rsid="00023113" style:font-size-asian="12pt" style:font-size-complex="12pt"/>
    </style:style>
    <style:style style:name="P2" style:family="paragraph" style:parent-style-name="Standard">
      <style:text-properties style:font-name="Adobe Caslon Pro" fo:font-size="12pt" fo:language="en" fo:country="US" officeooo:paragraph-rsid="00076a8a" style:font-size-asian="12pt" style:font-size-complex="12pt"/>
    </style:style>
    <style:style style:name="P3" style:family="paragraph" style:parent-style-name="Standard" style:list-style-name="L2">
      <style:text-properties style:font-name="Adobe Caslon Pro" fo:font-size="12pt" fo:language="en" fo:country="US" officeooo:paragraph-rsid="00086090" style:font-size-asian="12pt" style:font-size-complex="12pt"/>
    </style:style>
    <style:style style:name="P4" style:family="paragraph" style:parent-style-name="Standard" style:list-style-name="L2">
      <style:text-properties style:font-name="Adobe Caslon Pro" fo:font-size="12pt" fo:language="en" fo:country="US" officeooo:paragraph-rsid="00092182" style:font-size-asian="12pt" style:font-size-complex="12pt"/>
    </style:style>
    <style:style style:name="P5" style:family="paragraph" style:parent-style-name="Standard">
      <style:text-properties style:font-name="Adobe Caslon Pro" fo:font-size="12pt" fo:language="en" fo:country="US" officeooo:paragraph-rsid="00099647" style:font-size-asian="12pt" style:font-size-complex="12pt"/>
    </style:style>
    <style:style style:name="P6" style:family="paragraph" style:parent-style-name="Standard">
      <style:text-properties style:font-name="Adobe Caslon Pro" fo:font-size="12pt" fo:language="en" fo:country="US" officeooo:paragraph-rsid="000aa7e4" style:font-size-asian="12pt" style:font-size-complex="12pt"/>
    </style:style>
    <style:style style:name="P7" style:family="paragraph" style:parent-style-name="Standard" style:list-style-name="L3">
      <style:text-properties style:font-name="Adobe Caslon Pro" fo:font-size="12pt" fo:language="en" fo:country="US" officeooo:paragraph-rsid="000aa7e4" style:font-size-asian="12pt" style:font-size-complex="12pt"/>
    </style:style>
    <style:style style:name="P8" style:family="paragraph" style:parent-style-name="Standard" style:list-style-name="L3">
      <style:text-properties style:font-name="Adobe Caslon Pro" fo:font-size="12pt" fo:language="en" fo:country="US" officeooo:paragraph-rsid="000b8bd5" style:font-size-asian="12pt" style:font-size-complex="12pt"/>
    </style:style>
    <style:style style:name="P9" style:family="paragraph" style:parent-style-name="Standard">
      <style:text-properties officeooo:paragraph-rsid="00023113"/>
    </style:style>
    <style:style style:name="P10" style:family="paragraph" style:parent-style-name="Standard" style:list-style-name="L1">
      <style:text-properties officeooo:paragraph-rsid="00023113"/>
    </style:style>
    <style:style style:name="P11" style:family="paragraph" style:parent-style-name="Standard">
      <style:text-properties officeooo:paragraph-rsid="00025b44"/>
    </style:style>
    <style:style style:name="P12" style:family="paragraph" style:parent-style-name="Standard">
      <style:text-properties officeooo:paragraph-rsid="000627af"/>
    </style:style>
    <style:style style:name="P13" style:family="paragraph" style:parent-style-name="Standard">
      <style:text-properties officeooo:paragraph-rsid="00076a8a"/>
    </style:style>
    <style:style style:name="P14" style:family="paragraph" style:parent-style-name="Standard">
      <style:text-properties fo:font-weight="bold" officeooo:paragraph-rsid="00023113" style:font-weight-asian="bold" style:font-weight-complex="bold"/>
    </style:style>
    <style:style style:name="P15" style:family="paragraph" style:parent-style-name="Standard">
      <style:text-properties officeooo:paragraph-rsid="00086090"/>
    </style:style>
    <style:style style:name="P16" style:family="paragraph" style:parent-style-name="Standard">
      <style:text-properties fo:font-weight="normal" officeooo:paragraph-rsid="00098854" style:font-weight-asian="normal" style:font-weight-complex="normal"/>
    </style:style>
    <style:style style:name="P17" style:family="paragraph" style:parent-style-name="Standard">
      <style:text-properties fo:font-weight="normal" officeooo:paragraph-rsid="00099647" style:font-weight-asian="normal" style:font-weight-complex="normal"/>
    </style:style>
    <style:style style:name="P18" style:family="paragraph" style:parent-style-name="Standard">
      <style:text-properties fo:font-weight="normal" officeooo:paragraph-rsid="000d1445" style:font-weight-asian="normal" style:font-weight-complex="normal"/>
    </style:style>
    <style:style style:name="P19" style:family="paragraph" style:parent-style-name="Standard">
      <style:text-properties officeooo:paragraph-rsid="00099647"/>
    </style:style>
    <style:style style:name="T1" style:family="text">
      <style:text-properties style:font-name="Adobe Caslon Pro" fo:font-size="12pt" fo:language="en" fo:country="US" style:text-underline-style="solid" style:text-underline-width="auto" style:text-underline-color="font-color" fo:font-weight="bold" style:font-size-asian="12pt" style:font-weight-asian="bold" style:font-size-complex="12pt"/>
    </style:style>
    <style:style style:name="T2" style:family="text">
      <style:text-properties style:font-name="Adobe Caslon Pro" fo:font-size="12pt" fo:language="en" fo:country="US" fo:font-weight="bold" style:font-size-asian="12pt" style:font-weight-asian="bold" style:font-size-complex="12pt"/>
    </style:style>
    <style:style style:name="T3" style:family="text">
      <style:text-properties style:font-name="Adobe Caslon Pro" fo:font-size="12pt" fo:language="en" fo:country="US" fo:font-weight="bold" officeooo:rsid="00023113" style:font-size-asian="12pt" style:font-weight-asian="bold" style:font-size-complex="12pt"/>
    </style:style>
    <style:style style:name="T4" style:family="text">
      <style:text-properties style:font-name="Adobe Caslon Pro" fo:font-size="12pt" fo:language="en" fo:country="US" fo:font-weight="bold" style:font-size-asian="12pt" style:font-weight-asian="bold" style:font-size-complex="12pt" style:font-weight-complex="bold"/>
    </style:style>
    <style:style style:name="T5" style:family="text">
      <style:text-properties style:font-name="Adobe Caslon Pro" fo:font-size="12pt" fo:language="en" fo:country="US" fo:font-weight="bold" officeooo:rsid="000d1445" style:font-size-asian="12pt" style:font-weight-asian="bold" style:font-size-complex="12pt" style:font-weight-complex="bold"/>
    </style:style>
    <style:style style:name="T6" style:family="text">
      <style:text-properties style:font-name="Adobe Caslon Pro" fo:font-size="12pt" fo:language="en" fo:country="US" style:font-size-asian="12pt" style:font-size-complex="12pt"/>
    </style:style>
    <style:style style:name="T7" style:family="text">
      <style:text-properties style:font-name="Adobe Caslon Pro" fo:font-size="12pt" fo:language="en" fo:country="US" officeooo:rsid="00023113" style:font-size-asian="12pt" style:font-size-complex="12pt"/>
    </style:style>
    <style:style style:name="T8" style:family="text">
      <style:text-properties style:font-name="Adobe Caslon Pro" fo:font-size="12pt" fo:language="en" fo:country="US" officeooo:rsid="00025b44" style:font-size-asian="12pt" style:font-size-complex="12pt"/>
    </style:style>
    <style:style style:name="T9" style:family="text">
      <style:text-properties style:font-name="Adobe Caslon Pro" fo:font-size="12pt" fo:language="en" fo:country="US" officeooo:rsid="0003c5db" style:font-size-asian="12pt" style:font-size-complex="12pt"/>
    </style:style>
    <style:style style:name="T10" style:family="text">
      <style:text-properties style:font-name="Adobe Caslon Pro" fo:font-size="12pt" fo:language="en" fo:country="US" officeooo:rsid="00055f5b" style:font-size-asian="12pt" style:font-size-complex="12pt"/>
    </style:style>
    <style:style style:name="T11" style:family="text">
      <style:text-properties style:font-name="Adobe Caslon Pro" fo:font-size="12pt" fo:language="en" fo:country="US" officeooo:rsid="0005909a" style:font-size-asian="12pt" style:font-size-complex="12pt"/>
    </style:style>
    <style:style style:name="T12" style:family="text">
      <style:text-properties style:font-name="Adobe Caslon Pro" fo:font-size="12pt" fo:language="en" fo:country="US" officeooo:rsid="000627af" style:font-size-asian="12pt" style:font-size-complex="12pt"/>
    </style:style>
    <style:style style:name="T13" style:family="text">
      <style:text-properties style:font-name="Adobe Caslon Pro" fo:font-size="12pt" fo:language="en" fo:country="US" officeooo:rsid="00076a8a" style:font-size-asian="12pt" style:font-size-complex="12pt"/>
    </style:style>
    <style:style style:name="T14" style:family="text">
      <style:text-properties style:font-name="Adobe Caslon Pro" fo:font-size="12pt" fo:language="en" fo:country="US" officeooo:rsid="00086090" style:font-size-asian="12pt" style:font-size-complex="12pt"/>
    </style:style>
    <style:style style:name="T15" style:family="text">
      <style:text-properties style:font-name="Adobe Caslon Pro" fo:font-size="12pt" fo:language="en" fo:country="US" officeooo:rsid="00098854" style:font-size-asian="12pt" style:font-size-complex="12pt"/>
    </style:style>
    <style:style style:name="T16" style:family="text">
      <style:text-properties style:font-name="Adobe Caslon Pro" fo:font-size="12pt" fo:language="en" fo:country="US" officeooo:rsid="00099647" style:font-size-asian="12pt" style:font-size-complex="12pt"/>
    </style:style>
    <style:style style:name="T17" style:family="text">
      <style:text-properties style:font-name="Adobe Caslon Pro" fo:font-size="12pt" fo:language="en" fo:country="US" officeooo:rsid="000aa7e4" style:font-size-asian="12pt" style:font-size-complex="12pt"/>
    </style:style>
    <style:style style:name="T18" style:family="text">
      <style:text-properties style:font-name="Adobe Caslon Pro" fo:font-size="12pt" fo:language="en" fo:country="US" officeooo:rsid="000d1445" style:font-size-asian="12pt" style:font-size-complex="12pt"/>
    </style:style>
    <style:style style:name="T19" style:family="text">
      <style:text-properties style:font-name="Adobe Caslon Pro" fo:font-size="12pt" fo:language="en" fo:country="US" fo:font-weight="normal" officeooo:rsid="000aa7e4" style:font-size-asian="12pt" style:font-weight-asian="normal" style:font-size-complex="12pt" style:font-weight-complex="normal"/>
    </style:style>
    <style:style style:name="T20" style:family="text">
      <style:text-properties officeooo:rsid="00076a8a"/>
    </style:style>
    <style:style style:name="T21" style:family="text">
      <style:text-properties fo:font-weight="bold"/>
    </style:style>
    <style:style style:name="T22" style:family="text">
      <style:text-properties officeooo:rsid="00086090"/>
    </style:style>
    <style:style style:name="T23" style:family="text">
      <style:text-properties officeooo:rsid="00092182"/>
    </style:style>
    <style:style style:name="T24" style:family="text">
      <style:text-properties officeooo:rsid="00098854"/>
    </style:style>
    <style:style style:name="T25" style:family="text">
      <style:text-properties officeooo:rsid="00099647"/>
    </style:style>
    <style:style style:name="T26" style:family="text">
      <style:text-properties fo:font-weight="normal"/>
    </style:style>
    <style:style style:name="T27" style:family="text">
      <style:text-properties style:font-weight-asian="normal"/>
    </style:style>
    <style:style style:name="T28" style:family="text">
      <style:text-properties style:font-weight-complex="normal"/>
    </style:style>
    <style:style style:name="T29" style:family="text">
      <style:text-properties officeooo:rsid="000aa7e4" style:font-weight-complex="normal"/>
    </style:style>
    <style:style style:name="T30" style:family="text">
      <style:text-properties officeooo:rsid="000aa7e4"/>
    </style:style>
    <style:style style:name="T31" style:family="text">
      <style:text-properties officeooo:rsid="000b8bd5"/>
    </style:style>
    <style:style style:name="T32" style:family="text">
      <style:text-properties officeooo:rsid="000d1445"/>
    </style:style>
    <style:style style:name="T33" style:family="text">
      <style:text-properties style:font-weight-asian="bold"/>
    </style:style>
    <style:style style:name="T34"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Language Sheet </text:span></text:p>
      <text:p text:style-name="P13"><text:bookmark text:name="_GoBack"/><text:span text:style-name="T2">Language you are completing this sheet for:<text:tab/></text:span><text:span text:style-name="T3">Haskell</text:span></text:p>
      <text:p text:style-name="P13"><text:span text:style-name="T2"><text:line-break/></text:span><text:span text:style-name="T4">What syntax does this language use for marking the start and end of code blocks?</text:span><text:span text:style-name="T6"><text:line-break/></text:span></text:p>
      <text:p text:style-name="P9"><text:span text:style-name="T7">Haskell supports several syntactic approaches for code blocks:</text:span></text:p>
      <text:list xml:id="list2118958652" text:style-name="L1">
        <text:list-item>
          <text:list>
            <text:list-item>
              <text:p text:style-name="P10"><text:span text:style-name="T7">optional use of brackets to open and close code blocks</text:span></text:p>
            </text:list-item>
            <text:list-item>
              <text:p text:style-name="P10"><text:span text:style-name="T7">optional semicolons to end lines</text:span></text:p>
            </text:list-item>
            <text:list-item>
              <text:p text:style-name="P10"><text:span text:style-name="T7">use of layout: </text:span><text:span text:style-name="T8">if brackets are omitted, code layout is used. For instance,</text:span><text:span text:style-name="T7"> lexemes with the same indentation will be seen as in the same block. If the lexeme is less indented, it will close the block. It the lexeme is more indented, it will create a new block (given that the statements is valid and makes sense).</text:span></text:p>
            </text:list-item>
          </text:list>
        </text:list-item>
      </text:list>
      <text:p text:style-name="P9"><text:span text:style-name="T6"/></text:p>
      <text:p text:style-name="P1"/>
      <text:p text:style-name="P14"><text:span text:style-name="T6">What type(s) of subprogram (procedures, methods, functions, handlers, etc) does the language support? <text:s/>How does it identify their code, and how are they invoked?</text:span></text:p>
      <text:p text:style-name="P9"><text:span text:style-name="T6"/></text:p>
      <text:p text:style-name="P11"><text:span text:style-name="T8">Haskell </text:span><text:span text:style-name="T10">being a pure-functional language, it does not support methods </text:span><text:span text:style-name="T11">(as defined in object-oriented languages)</text:span><text:span text:style-name="T10">. While </text:span><text:span text:style-name="T11">nothing prevents </text:span><text:span text:style-name="T10">handlers </text:span><text:span text:style-name="T11">to</text:span><text:span text:style-name="T10"> be implemented, the language has no built-in support for them.</text:span></text:p>
      <text:p text:style-name="P15"><text:span text:style-name="T14">Procedures – meaning functions that modify the state of the application – are supported but </text:span></text:p>
      <text:p text:style-name="P12"><text:span text:style-name="T12"/></text:p>
      <text:p text:style-name="P12"><text:span text:style-name="T12">Functions are identified as following:</text:span></text:p>
      <text:p text:style-name="P12"><text:span text:style-name="T12"/></text:p>
      <text:p text:style-name="P12"><text:span text:style-name="T12">function_name :: &lt;argument1 type → … → argumentN type&gt; → return type</text:span></text:p>
      <text:p text:style-name="P12"><text:span text:style-name="T12">function_name argA argN = &lt;statements&gt;</text:span></text:p>
      <text:p text:style-name="P9"><text:span text:style-name="T6"/></text:p>
      <text:p text:style-name="P13"><text:span text:style-name="T12">The type declaration is optional: since Haskell supports polymorphism, the function can accept any type given that the statements supports operations on the supplied types.</text:span></text:p>
      <text:p text:style-name="P13"><text:span text:style-name="T12"/></text:p>
      <text:p text:style-name="P13"><text:span text:style-name="T13">Functions are invoked in two ways: direct invocation or through higer-order functions. The syntax is simply the function name and arguments:</text:span></text:p>
      <text:p text:style-name="P13"><text:span text:style-name="T13"/></text:p>
      <text:p text:style-name="P13"><text:span text:style-name="T13">function_name arg1 arg2... argN</text:span><text:span text:style-name="T6"><text:line-break/><text:line-break/></text:span><text:span text:style-name="T4">What basic datatypes does the language support and what structures in memory do they correspond to?</text:span></text:p>
      <text:p text:style-name="P1"/>
      <text:p text:style-name="P5"><text:span text:style-name="T24">All basic types in Haskell (GHC </text:span><text:span text:style-name="T25">implementation</text:span><text:span text:style-name="T24">) are boxed within structured types and are never (or rarely) used directly.</text:span></text:p>
      <text:p text:style-name="P5"><text:span text:style-name="T25">One could say that there are no basic datatypes in Haskell.</text:span></text:p>
      <text:p text:style-name="P6"><text:span text:style-name="T30">However, common datatypes are:</text:span></text:p>
      <text:list xml:id="list1191028484" text:style-name="L3">
        <text:list-item>
          <text:list>
            <text:list-item>
              <text:p text:style-name="P7"><text:span text:style-name="T30">Int: unsigned integer</text:span></text:p>
            </text:list-item>
            <text:list-item>
              <text:p text:style-name="P7"><text:span text:style-name="T30">Integer: signed integer of higher capacity and that does not overflow silently</text:span></text:p>
            </text:list-item>
            <text:list-item>
              <text:p text:style-name="P7"><text:span text:style-name="T30">Bool: True or False values</text:span></text:p>
            </text:list-item>
            <text:list-item>
              <text:p text:style-name="P7"><text:soft-page-break/><text:span text:style-name="T30">Char: a character type</text:span></text:p>
            </text:list-item>
            <text:list-item>
              <text:p text:style-name="P8"><text:span text:style-name="T31">String: implemented as a list of Char</text:span></text:p>
            </text:list-item>
            <text:list-item>
              <text:p text:style-name="P8"><text:span text:style-name="T31">Float: a single precision floating point number</text:span></text:p>
            </text:list-item>
            <text:list-item>
              <text:p text:style-name="P8"><text:span text:style-name="T31">Double: a double precision floating point number</text:span></text:p>
            </text:list-item>
            <text:list-item>
              <text:p text:style-name="P8"><text:span text:style-name="T31">lists: a list of elements of the same type that has no limit in size.</text:span></text:p>
            </text:list-item>
            <text:list-item>
              <text:p text:style-name="P8"><text:span text:style-name="T31">tuples: a fixed-size set of n elements of potentially different types</text:span></text:p>
            </text:list-item>
          </text:list>
        </text:list-item>
      </text:list>
      <text:p text:style-name="P14"><text:span text:style-name="T6"/></text:p>
      <text:p text:style-name="P14"><text:span text:style-name="T6">What structured datatypes does the language support and how are they represented in memory?</text:span></text:p>
      <text:p text:style-name="P14"><text:span text:style-name="T6"/></text:p>
      <text:p text:style-name="P16"><text:span text:style-name="T15">All </text:span><text:span text:style-name="T16">GHC </text:span><text:span text:style-name="T15">Haskell types </text:span><text:span text:style-name="T16">are</text:span><text:span text:style-name="T15"> in the heap, </text:span><text:span text:style-name="T16">and</text:span><text:span text:style-name="T15"> they share </text:span><text:span text:style-name="T16">more or less </text:span><text:span text:style-name="T15">the same structure:</text:span></text:p>
      <text:p text:style-name="P17"><text:span text:style-name="T16">A boxed type consists of a header (one word) and a payload (one or more words).</text:span></text:p>
      <text:p text:style-name="P19">The header contains a pointer to an info table that describe the 'closure' (the <text:span text:style-name="T19">t</text:span><text:span text:style-name="T19">y</text:span><text:span text:style-name="T19">pe, </text:span><text:span text:style-name="T19">f</text:span><text:span text:style-name="T19">u</text:span><text:span text:style-name="T19">n</text:span><text:span text:style-name="T19">c</text:span><text:span text:style-name="T19">t</text:span><text:span text:style-name="T19">i</text:span><text:span text:style-name="T19">o</text:span><text:span text:style-name="T19">n, </text:span><text:span text:style-name="T19">e</text:span><text:span text:style-name="T19">t</text:span><text:span text:style-name="T19">c.</text:span>) and contains code used to evaluate it.</text:p>
      <text:p text:style-name="P1"/>
      <text:p text:style-name="P9"><text:span text:style-name="T4">How does the compiler determine in which order the statements in the program should be executed? <text:s/>(Remember that the conditions in IF statements are checked at run time, not compile time.)</text:span></text:p>
      <text:p text:style-name="P9"><text:span text:style-name="T5"/></text:p>
      <text:p text:style-name="P18"><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dobe Caslon Pro" svg:font-family="'Adobe Caslon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ël Marty</meta:initial-creator>
    <meta:creation-date>2010-12-10T11:47:19</meta:creation-date>
    <dc:date>2010-12-10T16:05:27</dc:date>
    <dc:creator>Joël Marty</dc:creator>
    <meta:editing-duration>PT00H12M55S</meta:editing-duration>
    <meta:editing-cycles>2</meta:editing-cycles>
    <meta:generator>OpenOffice.org/3.2$Unix OpenOffice.org_project/320m19$Build-9505</meta:generator>
    <meta:document-statistic meta:table-count="0" meta:image-count="0" meta:object-count="0" meta:page-count="2" meta:paragraph-count="33" meta:word-count="482" meta:character-count="2884"/>
  </office:meta>
</office:document-meta>
</file>